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11.349cm" fo:min-width="10.417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76cm" draw:marker-start="Arrow" draw:marker-start-width="2.293cm" draw:marker-end="Arrow" draw:marker-end-width="2.293cm" draw:fill="none" draw:textarea-vertical-align="middle" fo:padding-top="0.213cm" fo:padding-bottom="0.213cm" fo:padding-left="0.338cm" fo:padding-right="0.338cm"/>
    </style:style>
    <style:style style:name="gr5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11.349cm" fo:min-width="10.418cm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76cm" draw:marker-start="Triangle_20_unfilled" draw:marker-start-width="2.292cm" draw:marker-end="" draw:marker-end-width="2.292cm" draw:fill="none" draw:textarea-vertical-align="middle" fo:padding-top="0.213cm" fo:padding-bottom="0.213cm" fo:padding-left="0.338cm" fo:padding-right="0.338cm"/>
    </style:style>
    <style:style style:name="gr9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11.349cm" fo:min-width="10.417cm" fo:padding-top="0.178cm" fo:padding-bottom="0.178cm" fo:padding-left="0.303cm" fo:padding-right="0.303cm"/>
    </style:style>
    <style:style style:name="gr12" style:family="graphic" style:parent-style-name="standard">
      <style:graphic-properties svg:stroke-width="0.176cm" svg:stroke-color="#000000" draw:marker-start-width="0.73cm" draw:marker-end-width="0.73cm" draw:textarea-vertical-align="middle" fo:padding-top="0.213cm" fo:padding-bottom="0.213cm" fo:padding-left="0.338cm" fo:padding-right="0.338cm"/>
    </style:style>
    <style:style style:name="gr13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8.589cm" fo:min-width="29.994cm" fo:padding-top="0.213cm" fo:padding-bottom="0.213cm" fo:padding-left="0.338cm" fo:padding-right="0.338cm"/>
    </style:style>
    <style:style style:name="gr14" style:family="graphic" style:parent-style-name="objectwithoutfill">
      <style:graphic-properties draw:stroke="dash" draw:stroke-dash="Fine_20_Dashed" svg:stroke-width="0.176cm" draw:marker-start="Triangle_20_unfilled" draw:marker-start-width="1.411cm" draw:marker-end="" draw:marker-end-width="1.234cm" draw:fill="none" fo:padding-top="0.213cm" fo:padding-bottom="0.213cm" fo:padding-left="0.338cm" fo:padding-right="0.338cm"/>
    </style:style>
    <style:style style:name="gr15" style:family="graphic" style:parent-style-name="objectwithoutfill">
      <style:graphic-properties draw:stroke="solid" draw:stroke-dash="Fine_20_Dashed" svg:stroke-width="0.176cm" draw:marker-start="Arrow" draw:marker-start-width="1.235cm" draw:marker-end="Arrow" draw:marker-end-width="1.234cm" draw:fill="none" fo:padding-top="0.213cm" fo:padding-bottom="0.213cm" fo:padding-left="0.338cm" fo:padding-right="0.338cm"/>
    </style:style>
    <style:style style:name="gr16" style:family="graphic" style:parent-style-name="standard">
      <style:graphic-properties draw:stroke="none" svg:stroke-color="#000000" draw:fill="none" draw:fill-color="#ffffff" fo:min-height="3.947cm"/>
    </style:style>
    <style:style style:name="gr17" style:family="graphic" style:parent-style-name="standard">
      <style:graphic-properties draw:stroke="none" svg:stroke-color="#000000" draw:fill="none" draw:fill-color="#ffffff" fo:min-height="2.596cm"/>
    </style:style>
    <style:style style:name="gr18" style:family="graphic" style:parent-style-name="standard">
      <style:graphic-properties draw:stroke="none" svg:stroke-color="#000000" draw:fill="none" draw:fill-color="#ffffff" fo:min-height="1.974cm"/>
    </style:style>
    <style:style style:name="P1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-color="#b2b2b2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fill-color="#ffffff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xml:id="id3" draw:id="id3" draw:layer="layout" svg:width="11.595cm" svg:height="15.52cm" svg:x="86.458cm" svg:y="26.279cm">
              <text:p text:style-name="P1"><text:span text:style-name="T1">Persisted</text:span></text:p>
              <text:p text:style-name="P1"><text:span text:style-name="T1">Model</text:span></text:p>
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" draw:text-style-name="P2" xml:id="id1" draw:id="id1" draw:layer="layout" svg:width="12.7cm" svg:height="14.993cm" svg:x="18.691cm" svg:y="26.543cm">
              <text:p text:style-name="P1"><text:span text:style-name="T1">Serialized</text:span></text:p>
              <text:p text:style-name="P1"><text:span text:style-name="T1">Model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xml:id="id2" draw:id="id2" draw:layer="layout" svg:width="11.023cm" svg:height="11.705cm" svg:x="53.719cm" svg:y="28.187cm">
              <text:p text:style-name="P1"><text:span text:style-name="T1">Mo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xml:id="id11" draw:id="id11" draw:layer="layout" svg:x1="31.391cm" svg:y1="34.04cm" svg:x2="53.719cm" svg:y2="34.039cm" draw:start-shape="id1" draw:start-glue-point="7" draw:end-shape="id2" draw:end-glue-point="3" svg:d="M31391 34040h11164v-1h11164" svg:viewBox="0 0 22329 2">
              <text:p/>
            </draw:connector>
            <draw:connector draw:style-name="gr4" draw:text-style-name="P3" xml:id="id13" draw:id="id13" draw:layer="layout" svg:x1="86.458cm" svg:y1="34.039cm" svg:x2="64.742cm" svg:y2="34.039cm" draw:start-shape="id3" draw:start-glue-point="6" draw:end-shape="id2" draw:end-glue-point="1" svg:d="M86458 34039h-21716" svg:viewBox="0 0 21717 1">
              <text:p/>
            </draw:connector>
            <draw:custom-shape draw:style-name="gr5" draw:text-style-name="P4" xml:id="id6" draw:id="id6" draw:layer="layout" svg:width="11.595cm" svg:height="15.52cm" svg:x="86.459cm" svg:y="48.493cm">
              <text:p text:style-name="P1"><text:span text:style-name="T1">Persisted</text:span></text:p>
              <text:p text:style-name="P1"><text:span text:style-name="T1">Instance</text:span></text:p>
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4" xml:id="id4" draw:id="id4" draw:layer="layout" svg:width="12.7cm" svg:height="14.993cm" svg:x="18.692cm" svg:y="48.757cm">
              <text:p text:style-name="P1"><text:span text:style-name="T1">Serialized</text:span></text:p>
              <text:p text:style-name="P1"><text:span text:style-name="T1">Instance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7" draw:text-style-name="P4" xml:id="id5" draw:id="id5" draw:layer="layout" svg:width="11.024cm" svg:height="11.705cm" svg:x="53.719cm" svg:y="50.401cm">
              <text:p text:style-name="P1"><text:span text:style-name="T1">Instanc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xml:id="id12" draw:id="id12" draw:layer="layout" svg:x1="31.392cm" svg:y1="56.254cm" svg:x2="53.719cm" svg:y2="56.253cm" draw:start-shape="id4" draw:start-glue-point="7" draw:end-shape="id5" draw:end-glue-point="3" svg:d="M31392 56254h11164v-1h11163" svg:viewBox="0 0 22328 2">
              <text:p/>
            </draw:connector>
            <draw:connector draw:style-name="gr4" draw:text-style-name="P3" xml:id="id14" draw:id="id14" draw:layer="layout" svg:x1="86.459cm" svg:y1="56.253cm" svg:x2="64.743cm" svg:y2="56.253cm" draw:start-shape="id6" draw:start-glue-point="6" draw:end-shape="id5" draw:end-glue-point="1" svg:d="M86459 56253h-21716" svg:viewBox="0 0 21717 1">
              <text:p/>
            </draw:connector>
            <draw:connector draw:style-name="gr8" draw:text-style-name="P3" draw:layer="layout" svg:x1="25.041cm" svg:y1="41.536cm" svg:x2="25.042cm" svg:y2="48.757cm" draw:start-shape="id1" draw:start-glue-point="6" draw:end-shape="id4" draw:end-glue-point="4" svg:d="M25041 41536v3610h1v3611" svg:viewBox="0 0 2 7222">
              <text:p/>
            </draw:connector>
            <draw:connector draw:style-name="gr8" draw:text-style-name="P3" draw:layer="layout" svg:x1="59.23cm" svg:y1="39.892cm" svg:x2="59.231cm" svg:y2="50.401cm" draw:start-shape="id2" draw:start-glue-point="2" draw:end-shape="id5" svg:d="M59230 39892v5254h1v5255" svg:viewBox="0 0 2 10510">
              <text:p/>
            </draw:connector>
            <draw:connector draw:style-name="gr8" draw:text-style-name="P3" draw:layer="layout" svg:x1="92.256cm" svg:y1="41.799cm" svg:x2="92.257cm" svg:y2="48.493cm" draw:start-shape="id3" draw:start-glue-point="7" draw:end-shape="id6" draw:end-glue-point="5" svg:d="M92256 41799v3348h1v3346" svg:viewBox="0 0 2 6695">
              <text:p/>
            </draw:connector>
            <draw:custom-shape draw:style-name="gr9" draw:text-style-name="P5" xml:id="id9" draw:id="id9" draw:layer="layout" svg:width="11.595cm" svg:height="15.52cm" svg:x="86.458cm" svg:y="4.665cm">
              <text:p text:style-name="P1"><text:span text:style-name="T1">Persistence</text:span></text:p>
              <text:p text:style-name="P1"><text:span text:style-name="T1">Meta-Model</text:span></text:p>
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5" xml:id="id7" draw:id="id7" draw:layer="layout" svg:width="12.7cm" svg:height="14.993cm" svg:x="18.691cm" svg:y="4.909cm">
              <text:p text:style-name="P1"><text:span text:style-name="T1">Serialization</text:span></text:p>
              <text:p text:style-name="P1"><text:span text:style-name="T1">Meta-Model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5" xml:id="id8" draw:id="id8" draw:layer="layout" svg:width="11.023cm" svg:height="11.705cm" svg:x="53.719cm" svg:y="6.573cm">
              <text:p text:style-name="P1"><text:span text:style-name="T1">Meta-Mo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xml:id="id10" draw:id="id10" draw:layer="layout" svg:x1="31.391cm" svg:y1="12.406cm" svg:x2="53.719cm" svg:y2="12.425cm" draw:start-shape="id7" draw:start-glue-point="7" draw:end-shape="id8" draw:end-glue-point="3" svg:d="M31391 12406h11164v19h11164" svg:viewBox="0 0 22329 20">
              <text:p/>
            </draw:connector>
            <draw:connector draw:style-name="gr4" draw:text-style-name="P3" xml:id="id15" draw:id="id15" draw:layer="layout" svg:x1="86.458cm" svg:y1="12.425cm" svg:x2="64.742cm" svg:y2="12.425cm" draw:start-shape="id9" draw:start-glue-point="6" draw:end-shape="id8" draw:end-glue-point="1" svg:d="M86458 12425h-21716" svg:viewBox="0 0 21717 1">
              <text:p/>
            </draw:connector>
            <draw:connector draw:style-name="gr8" draw:text-style-name="P3" draw:layer="layout" svg:x1="25.041cm" svg:y1="19.902cm" svg:x2="25.041cm" svg:y2="26.543cm" draw:start-shape="id7" draw:start-glue-point="6" draw:end-shape="id1" draw:end-glue-point="4" svg:d="M25041 19902v6641" svg:viewBox="0 0 1 6642">
              <text:p/>
            </draw:connector>
            <draw:connector draw:style-name="gr8" draw:text-style-name="P3" draw:layer="layout" svg:x1="59.23cm" svg:y1="18.278cm" svg:x2="59.23cm" svg:y2="28.187cm" draw:start-shape="id8" draw:start-glue-point="2" draw:end-shape="id2" draw:end-glue-point="0" svg:d="M59230 18278v9909" svg:viewBox="0 0 1 9910">
              <text:p/>
            </draw:connector>
            <draw:connector draw:style-name="gr8" draw:text-style-name="P3" draw:layer="layout" svg:x1="92.255cm" svg:y1="20.185cm" svg:x2="92.256cm" svg:y2="26.279cm" draw:start-shape="id9" draw:end-shape="id3" draw:end-glue-point="5" svg:d="M92255 20185v3048h1v3046" svg:viewBox="0 0 2 6095">
              <text:p/>
            </draw:connector>
            <draw:connector draw:style-name="gr12" draw:text-style-name="P6" draw:layer="layout" svg:x1="42.555cm" svg:y1="12.415cm" svg:x2="42.555cm" svg:y2="34.039cm" draw:start-shape="id10" draw:start-glue-point="0" draw:end-shape="id11" draw:end-glue-point="0" svg:d="M42555 12415v21624" svg:viewBox="0 0 1 21625">
              <text:p/>
            </draw:connector>
            <draw:connector draw:style-name="gr12" draw:text-style-name="P6" draw:layer="layout" svg:x1="42.555cm" svg:y1="34.039cm" svg:x2="42.556cm" svg:y2="56.253cm" draw:start-shape="id11" draw:start-glue-point="0" draw:end-shape="id12" draw:end-glue-point="0" svg:d="M42555 34039v11108h1v11106" svg:viewBox="0 0 2 22215">
              <text:p/>
            </draw:connector>
            <draw:connector draw:style-name="gr12" draw:text-style-name="P6" draw:layer="layout" svg:x1="75.6cm" svg:y1="34.039cm" svg:x2="75.601cm" svg:y2="56.253cm" draw:start-shape="id13" draw:start-glue-point="0" draw:end-shape="id14" draw:end-glue-point="0" svg:d="M75600 34039v11107h1v11107" svg:viewBox="0 0 2 22215">
              <text:p/>
            </draw:connector>
            <draw:connector draw:style-name="gr12" draw:text-style-name="P6" draw:layer="layout" svg:x1="75.6cm" svg:y1="12.425cm" svg:x2="75.6cm" svg:y2="34.039cm" draw:start-shape="id15" draw:start-glue-point="0" draw:end-shape="id13" draw:end-glue-point="0" svg:d="M75600 12425v21614" svg:viewBox="0 0 1 21615">
              <text:p/>
            </draw:connector>
          </draw:g>
          <draw:g>
            <draw:custom-shape draw:style-name="gr13" draw:text-style-name="P7" draw:layer="layout" svg:width="31.644cm" svg:height="9.989cm" svg:x="42.55cm" svg:y="65.01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3" draw:layer="layout" svg:x1="44.876cm" svg:y1="69.974cm" svg:x2="55.484cm" svg:y2="70.03cm" svg:d="M44876 69974h5304v56h5304" svg:viewBox="0 0 10609 57">
              <text:p/>
            </draw:connector>
            <draw:connector draw:style-name="gr15" draw:text-style-name="P3" draw:layer="layout" svg:x1="44.774cm" svg:y1="71.915cm" svg:x2="56.116cm" svg:y2="71.915cm" svg:d="M44774 71915h11342" svg:viewBox="0 0 11343 1">
              <text:p/>
            </draw:connector>
            <draw:frame draw:style-name="gr16" draw:text-style-name="P9" draw:layer="layout" svg:width="12.738cm" svg:height="4.197cm" svg:x="56.401cm" svg:y="69.112cm">
              <draw:text-box>
                <text:p text:style-name="P8"><text:span text:style-name="T1">Conformance</text:span></text:p>
              </draw:text-box>
            </draw:frame>
            <draw:frame draw:style-name="gr17" draw:text-style-name="P10" draw:layer="layout" svg:width="15.063cm" svg:height="2.846cm" svg:x="56.297cm" svg:y="70.981cm">
              <draw:text-box>
                <text:p><text:span text:style-name="T1">Correspondence</text:span></text:p>
              </draw:text-box>
            </draw:frame>
            <draw:frame draw:style-name="gr18" draw:text-style-name="P10" draw:layer="layout" svg:width="15.065cm" svg:height="2.224cm" svg:x="45.178cm" svg:y="66.741cm">
              <draw:text-box>
                <text:p><text:span text:style-name="T1">Legend: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86cm" fo:page-height="84.1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06-18T13:34:14.136821765</meta:creation-date>
    <dc:date>2017-06-18T14:37:20.586514071</dc:date>
    <dc:creator>Maximilian Meffert</dc:creator>
    <meta:editing-duration>PT19M51S</meta:editing-duration>
    <meta:editing-cycles>5</meta:editing-cycles>
    <meta:generator>LibreOffice/5.1.6.2$Linux_X86_64 LibreOffice_project/10m0$Build-2</meta:generator>
    <meta:document-statistic meta:object-count="34"/>
  </office:meta>
</office:document-meta>
</file>